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Text_20_body" style:list-style-name="L1"/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1200 <text:s text:c="3"/>xfx <text:s text:c="4"/>--&gt;, :-</text:p>
      <text:p text:style-name="Preformatted_20_Text">1200 <text:s text:c="3"/>fx <text:s text:c="5"/>:-, ?-</text:p>
      <text:p text:style-name="Preformatted_20_Text">1150 <text:s text:c="3"/>fx <text:s text:c="5"/>dynamic, discontiguous, initialization, module_transparent, multifile, thread_local, volatile</text:p>
      <text:p text:style-name="Preformatted_20_Text">1100 <text:s text:c="3"/>xfy <text:s text:c="4"/>;, |</text:p>
      <text:p text:style-name="Preformatted_20_Text">1050 <text:s text:c="3"/>xfy <text:s text:c="4"/>-&gt;, op*-&gt;</text:p>
      <text:p text:style-name="Preformatted_20_Text">1000 <text:s text:c="3"/>xfy <text:s text:c="4"/>,</text:p>
      <text:p text:style-name="Preformatted_20_Text">954 <text:s text:c="4"/>xfy <text:s text:c="4"/>\</text:p>
      <text:p text:style-name="Preformatted_20_Text">900 <text:s text:c="4"/>fy <text:s text:c="5"/>\+</text:p>
      <text:p text:style-name="Preformatted_20_Text">900 <text:s text:c="4"/>fx <text:s text:c="5"/>~</text:p>
      <text:p text:style-name="Preformatted_20_Text">700 <text:s text:c="4"/>xfx <text:s text:c="4"/>&lt;, =, =.., =@=, =:=, =&lt;, ==, =\=, &gt;, &gt;=, @&lt;, @=&lt;, @&gt;, @&gt;=, \=, \==, is</text:p>
      <text:p text:style-name="Preformatted_20_Text">600 <text:s text:c="4"/>xfy <text:s text:c="4"/>:</text:p>
      <text:p text:style-name="Preformatted_20_Text">500 <text:s text:c="4"/>yfx <text:s text:c="4"/>+, -, /\, \/, xor</text:p>
      <text:p text:style-name="Preformatted_20_Text">500 <text:s text:c="4"/>fx <text:s text:c="5"/>+, -, ?, \</text:p>
      <text:p text:style-name="Preformatted_20_Text">400 <text:s text:c="4"/>yfx <text:s text:c="4"/>*, /, //, rdiv, &lt;&lt;, &gt;&gt;, mod, rem</text:p>
      <text:p text:style-name="Preformatted_20_Text">200 <text:s text:c="4"/>xfx <text:s text:c="4"/>**</text:p>
      <text:p text:style-name="P1">200 <text:s text:c="4"/>xfy <text:s text:c="4"/>^</text:p>
      <text:p text:style-name="Text_20_body">Wszystkie mogą być zredefiniowane!. </text:p>
      <text:p text:style-name="Text_20_body">Gdyby nie operatory, to prosty program w Prologu: </text:p>
      <text:p text:style-name="Preformatted_20_Text">go :- <text:a xlink:type="simple" xlink:href="http://pauillac.inria.fr/~deransar/prolog/bips.html" text:style-name="Internet_20_link" text:visited-style-name="Visited_20_Internet_20_Link">write</text:a>('Hello '), <text:a xlink:type="simple" xlink:href="http://pauillac.inria.fr/~deransar/prolog/bips.html" text:style-name="Internet_20_link" text:visited-style-name="Visited_20_Internet_20_Link">write</text:a>('World\n').</text:p>
      <text:p text:style-name="Preformatted_20_Text"> </text:p>
      <text:p text:style-name="P1">:- go.</text:p>
      <text:p text:style-name="Text_20_body">Musialby wyglądać następująco (wszytko w notacji prefiksowej, zapisane jako termy): </text:p>
      <text:p text:style-name="Preformatted_20_Text">:- (go,','(<text:a xlink:type="simple" xlink:href="http://pauillac.inria.fr/~deransar/prolog/bips.html" text:style-name="Internet_20_link" text:visited-style-name="Visited_20_Internet_20_Link">write</text:a>('Hello '), <text:a xlink:type="simple" xlink:href="http://pauillac.inria.fr/~deransar/prolog/bips.html" text:style-name="Internet_20_link" text:visited-style-name="Visited_20_Internet_20_Link">write</text:a>('World\n'))).</text:p>
      <text:p text:style-name="Preformatted_20_Text"> </text:p>
      <text:p text:style-name="P1">:- (go).</text:p>
      <text:p text:style-name="Text_20_body">Uwaga: obydwa programy są równoważne. W drugim programie widać, że klauzule złożone również zapisane są jako termy. </text:p>
      <text:p text:style-name="Text_20_body">Patrz również: </text:p>
      <text:list xml:id="list3177021590678093664" text:style-name="L1">
        <text:list-item>
          <text:p text:style-name="P2"><text:a xlink:type="simple" xlink:href="http://cs.union.edu/~striegnk/learn-prolog-now/html/node84.html#subsec.l9.operators.def" text:style-name="Internet_20_link" text:visited-style-name="Visited_20_Internet_20_Link">Lean Prolog Now</text:a></text:p>
        </text:list-item>
      </text:list>
      <text:p text:style-name="Text_20_body"><text:span text:style-name="Strong_20_Emphasis">Ćwiczenie: </text:span></text:p>
      <text:p text:style-name="Text_20_body">Proszę wpisać do pliku oper1.pl </text:p>
      <text:p text:style-name="Preformatted_20_Text">:- op(100,xfy, matka).</text:p>
      <text:p text:style-name="P1">julia matka marcin.</text:p>
      <text:p text:style-name="Text_20_body">a nastepnie przetestować: </text:p>
      <text:p text:style-name="P1">?- X matka Y.</text:p>
      <text:p text:style-name="Text_20_body">Dopisać do pliku: </text:p>
      <text:p text:style-name="Preformatted_20_Text">:- <text:a xlink:type="simple" xlink:href="http://pauillac.inria.fr/~deransar/prolog/bips.html" text:style-name="Internet_20_link" text:visited-style-name="Visited_20_Internet_20_Link">op</text:a>(300, xfx, ma).</text:p>
      <text:p text:style-name="Preformatted_20_Text">:- <text:a xlink:type="simple" xlink:href="http://pauillac.inria.fr/~deransar/prolog/bips.html" text:style-name="Internet_20_link" text:visited-style-name="Visited_20_Internet_20_Link">op</text:a>(200, xfy, i).</text:p>
      <text:p text:style-name="Preformatted_20_Text"> </text:p>
      <text:p text:style-name="Preformatted_20_Text">jas ma kota i psa.</text:p>
      <text:p text:style-name="Preformatted_20_Text">ala ma jasia i angine i dosc_agh.</text:p>
      <text:p text:style-name="P1">rybki i kanarki.</text:p>
      <text:p text:style-name="Text_20_body">Przetestować: </text:p>
      <text:p text:style-name="Preformatted_20_Text"><text:soft-page-break/>?- ma(X,Y).</text:p>
      <text:p text:style-name="Preformatted_20_Text"> </text:p>
      <text:p text:style-name="Preformatted_20_Text">?- ma(X,i(A,B)).</text:p>
      <text:p text:style-name="Preformatted_20_Text"> </text:p>
      <text:p text:style-name="Preformatted_20_Text">?- ma(A,i(B,i(C,D))).</text:p>
      <text:p text:style-name="Preformatted_20_Text"> </text:p>
      <text:p text:style-name="Preformatted_20_Text">?- Kto ma Co.</text:p>
      <text:p text:style-name="Preformatted_20_Text"> </text:p>
      <text:p text:style-name="Preformatted_20_Text">?- Kto ma Co i Cosinnego.</text:p>
      <text:p text:style-name="Preformatted_20_Text"> </text:p>
      <text:p text:style-name="Preformatted_20_Text">?- Kto ma <text:a xlink:type="simple" xlink:href="http://pauillac.inria.fr/~deransar/prolog/bips.html" text:style-name="Internet_20_link" text:visited-style-name="Visited_20_Internet_20_Link">Cos</text:a> i CosInnego i Jeszcze.</text:p>
      <text:p text:style-name="Preformatted_20_Text"> </text:p>
      <text:p text:style-name="Preformatted_20_Text">?- display(jas ma kota i psa).</text:p>
      <text:p text:style-name="Preformatted_20_Text"> </text:p>
      <text:p text:style-name="P1">?- display(ala ma jasia i angine i dosc_agh).</text:p>
      <text:p text:style-name="Text_20_body">Co zwróci poniższe zapytanie? </text:p>
      <text:p text:style-name="P1">?- i(A,B)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4T20:48:36.086696149</meta:creation-date>
    <dc:date>2019-01-14T20:49:10.549539163</dc:date>
    <meta:editing-duration>PT3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59" meta:word-count="237" meta:character-count="1439" meta:non-whitespace-character-count="1105"/>
  </office:meta>
</office:document-meta>
</file>